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11">
      <style:table-cell-properties fo:padding="0.097cm" fo:border-left="0.002cm solid #000000" fo:border-right="none" fo:border-top="none" fo:border-bottom="0.002cm solid #000000"/>
    </style:style>
    <style:style style:name="Table2.D2" style:family="table-cell" style:data-style-name="N11">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498cm" style:rel-column-width="13485*"/>
    </style:style>
    <style:style style:name="Table1.B" style:family="table-column">
      <style:table-column-properties style:column-width="3.3cm" style:rel-column-width="12723*"/>
    </style:style>
    <style:style style:name="Table1.C" style:family="table-column">
      <style:table-column-properties style:column-width="3.401cm" style:rel-column-width="13111*"/>
    </style:style>
    <style:style style:name="Table1.D" style:family="table-column">
      <style:table-column-properties style:column-width="3.399cm" style:rel-column-width="13104*"/>
    </style:style>
    <style:style style:name="Table1.E" style:family="table-column">
      <style:table-column-properties style:column-width="3.401cm" style:rel-column-width="13112*"/>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11">
      <style:table-cell-properties fo:padding="0.097cm" fo:border-left="0.002cm solid #000000" fo:border-right="none" fo:border-top="none" fo:border-bottom="0.002cm solid #000000"/>
    </style:style>
    <style:style style:name="Table1.E2" style:family="table-cell" style:data-style-name="N11">
      <style:table-cell-properties fo:padding="0.097cm" fo:border-left="0.002cm solid #000000" fo:border-right="0.002cm solid #000000" fo:border-top="none" fo:border-bottom="0.002cm solid #000000"/>
    </style:style>
    <style:style style:name="Table1.E4" style:family="table-cell">
      <style:table-cell-properties fo:padding="0.097cm" fo:border-left="0.002cm solid #000000" fo:border-right="0.002cm solid #000000" fo:border-top="none" fo:border-bottom="0.002cm solid #000000"/>
    </style:style>
    <style:style style:name="Table1.B11" style:family="table-cell" style:data-style-name="N0">
      <style:table-cell-properties fo:padding="0.097cm" fo:border-left="0.002cm solid #000000" fo:border-right="none" fo:border-top="none" fo:border-bottom="0.002cm solid #000000"/>
    </style:style>
    <style:style style:name="Table1.E11"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style:font-name="MV Boli" fo:font-size="20pt" fo:font-weight="bold" style:font-size-asian="20pt" style:font-weight-asian="bold" style:font-size-complex="20pt"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ize="14pt" style:text-underline-style="none" fo:font-weight="bold" style:font-size-asian="14pt" style:font-weight-asian="bold" style:font-size-complex="14pt" style:font-weight-complex="bold"/>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ize="12pt" style:text-underline-style="none" fo:font-weight="normal" style:font-size-asian="12pt" style:font-weight-asian="normal" style:font-size-complex="12pt" style:font-weight-complex="normal"/>
    </style:style>
    <style:style style:name="P10" style:family="paragraph" style:parent-style-name="Text_20_body">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text-properties fo:font-size="12pt" fo:font-weight="bold" style:font-size-asian="12pt" style:font-weight-asian="bold" style:font-size-complex="12pt" style:font-weight-complex="bold"/>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style:font-name="Times New Roman" fo:font-size="14pt" fo:font-weight="bold" style:font-size-asian="14pt" style:font-weight-asian="bold" style:font-size-complex="14pt" style:font-weight-complex="bold"/>
    </style:style>
    <style:style style:name="P16" style:family="paragraph" style:parent-style-name="Text_20_body">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text-properties style:font-name="Times New Roman" fo:font-size="12pt" fo:font-weight="bold" style:font-size-asian="12pt" style:font-weight-asian="bold" style:font-size-complex="12pt" style:font-weight-complex="bold"/>
    </style:style>
    <style:style style:name="P18" style:family="paragraph" style:parent-style-name="Text_20_body">
      <style:text-properties fo:color="#0000ff" style:font-name="Arial" fo:font-size="16pt" fo:font-weight="normal" style:font-size-asian="16pt" style:font-weight-asian="normal" style:font-size-complex="16pt" style:font-weight-complex="normal"/>
    </style:style>
    <style:style style:name="P19" style:family="paragraph" style:parent-style-name="Text_20_body">
      <style:text-properties fo:color="#9900ff" style:font-name="Arial" fo:font-size="16pt" fo:font-weight="bold" style:font-size-asian="16pt" style:font-weight-asian="bold" style:font-size-complex="16pt" style:font-weight-complex="bold"/>
    </style:style>
    <style:style style:name="P20" style:family="paragraph" style:parent-style-name="Text_20_body">
      <style:paragraph-properties fo:break-before="page"/>
      <style:text-properties fo:color="#0000ff" style:font-name="Arial" fo:font-size="16pt" fo:font-weight="normal" style:font-size-asian="16pt" style:font-weight-asian="normal" style:font-size-complex="16pt" style:font-weight-complex="normal"/>
    </style:style>
    <style:style style:name="P21" style:family="paragraph" style:parent-style-name="Text_20_body">
      <style:paragraph-properties fo:break-before="page"/>
      <style:text-properties fo:color="#9900ff" style:font-name="Arial" fo:font-size="16pt" fo:font-weight="bold" style:font-size-asian="16pt" style:font-weight-asian="bold" style:font-size-complex="16pt" style:font-weight-complex="bold"/>
    </style:style>
    <style:style style:name="P22" style:family="paragraph" style:parent-style-name="Text_20_body" style:list-style-name="L1"/>
    <style:style style:name="P23" style:family="paragraph" style:parent-style-name="Text_20_body" style:list-style-name="L2"/>
    <style:style style:name="P24" style:family="paragraph" style:parent-style-name="Heading_20_2">
      <style:text-properties fo:color="#ff3333" fo:font-size="16pt" fo:font-style="normal" fo:font-weight="normal" style:font-size-asian="16pt" style:font-style-asian="normal" style:font-weight-asian="normal" style:font-size-complex="16pt" style:font-style-complex="normal" style:font-weight-complex="normal"/>
    </style:style>
    <style:style style:name="P25" style:family="paragraph" style:parent-style-name="Heading_20_2">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Heading_20_2">
      <style:text-properties fo:color="#ff6600" fo:font-size="16pt" fo:font-style="normal" fo:font-weight="normal" style:font-size-asian="16pt" style:font-style-asian="normal" style:font-weight-asian="normal" style:font-size-complex="16pt" style:font-style-complex="normal" style:font-weight-complex="normal"/>
    </style:style>
    <style:style style:name="P27" style:family="paragraph" style:parent-style-name="Heading_20_2">
      <style:text-properties fo:color="#ffff00" fo:font-size="16pt" fo:font-style="normal" fo:font-weight="normal" style:font-size-asian="16pt" style:font-style-asian="normal" style:font-weight-asian="normal" style:font-size-complex="16pt" style:font-style-complex="normal" style:font-weight-complex="normal"/>
    </style:style>
    <style:style style:name="P28" style:family="paragraph" style:parent-style-name="Heading_20_2">
      <style:text-properties fo:color="#00cc00" fo:font-size="16pt" fo:font-style="normal" fo:font-weight="normal" style:font-size-asian="16pt" style:font-style-asian="normal" style:font-weight-asian="normal" style:font-size-complex="16pt" style:font-style-complex="normal" style:font-weight-complex="normal"/>
    </style:style>
    <style:style style:name="P29" style:family="paragraph" style:parent-style-name="Heading_20_2">
      <style:paragraph-properties fo:break-before="page"/>
      <style:text-properties fo:color="#ff6600" fo:font-size="16pt" fo:font-style="normal" fo:font-weight="normal" style:font-size-asian="16pt" style:font-style-asian="normal" style:font-weight-asian="normal" style:font-size-complex="16pt" style:font-style-complex="normal" style:font-weight-complex="normal"/>
    </style:style>
    <style:style style:name="P30" style:family="paragraph" style:parent-style-name="Heading_20_2">
      <style:paragraph-properties fo:break-before="page"/>
      <style:text-properties fo:color="#ffff00" fo:font-size="16pt" fo:font-style="normal" fo:font-weight="normal" style:font-size-asian="16pt" style:font-style-asian="normal" style:font-weight-asian="normal" style:font-size-complex="16pt" style:font-style-complex="normal" style:font-weight-complex="normal"/>
    </style:style>
    <style:style style:name="P31" style:family="paragraph" style:parent-style-name="Heading_20_2">
      <style:paragraph-properties fo:break-before="page"/>
      <style:text-properties fo:color="#00cc00" fo:font-size="16pt" fo:font-style="normal" fo:font-weight="normal" style:font-size-asian="16pt" style:font-style-asian="normal" style:font-weight-asian="normal" style:font-size-complex="16pt" style:font-style-complex="normal" style:font-weight-complex="normal"/>
    </style:style>
    <style:style style:name="P32" style:family="paragraph" style:parent-style-name="Heading_20_3">
      <style:text-properties style:font-name="Times New Roman"/>
    </style:style>
    <style:style style:name="T1" style:family="text">
      <style:text-properties fo:color="#330099"/>
    </style:style>
    <style:style style:name="T2" style:family="text">
      <style:text-properties fo:color="#00cc00"/>
    </style:style>
    <style:style style:name="T3" style:family="text">
      <style:text-properties fo:color="#ffff00"/>
    </style:style>
    <style:style style:name="T4" style:family="text">
      <style:text-properties fo:color="#ff3333"/>
    </style:style>
    <style:style style:name="T5" style:family="text">
      <style:text-properties fo:color="#00ccff"/>
    </style:style>
    <style:style style:name="T6" style:family="text">
      <style:text-properties fo:color="#ff420e"/>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ext:span text:style-name="T1">N</text:span><text:span text:style-name="T5">I</text:span><text:span text:style-name="T2">N</text:span><text:span text:style-name="T3">J</text:span><text:span text:style-name="T6">A</text:span><text:span text:style-name="T4">S</text:span> &gt;_&lt;</text:p>
      <text:p text:style-name="P1"/>
      <text:h text:style-name="P24" text:outline-level="2">=Sommaire=</text:h>
      <text:p text:style-name="Text_20_body">1) Core Gameplay</text:p>
      <text:p text:style-name="Text_20_body">2) Level Design</text:p>
      <text:p text:style-name="Text_20_body">3) Personnage joueur</text:p>
      <text:p text:style-name="Text_20_body">4) Antagonistes</text:p>
      <text:p text:style-name="Text_20_body">5) UI</text:p>
      <text:p text:style-name="Text_20_body"/>
      <text:p text:style-name="Text_20_body"/>
      <text:p text:style-name="P14">Note : Les valeurs affixées d'un * doivent être modifiables pendant le développement.<text:line-break/>Une vitesse de 100% signifie traverser la map d'une extrêmité à l'autre sur le plan horizontal en 12 secondes.<text:line-break/>Une taille de 10 représente la hauteur du sprite du personnage.<text:line-break/>Les portées sont I (largeur du sprite du personnage), II (trois fois la taille du I) et III (moitié de l'écran).</text:p>
      <text:h text:style-name="P25" text:outline-level="2">Les éléments suivants ne sont pas prioritaires est seront traités en dernier dans cet ordre :</text:h>
      <text:p text:style-name="Text_20_body"><text:span text:style-name="T11">-Ennemi traqueur</text:span></text:p>
      <text:p text:style-name="Text_20_body"><text:span text:style-name="T11">-Système reliques</text:span></text:p>
      <text:p text:style-name="Text_20_body"><text:span text:style-name="T11">-Pouvoir Arrêt du temps</text:span></text:p>
      <text:p text:style-name="Text_20_body"><text:span text:style-name="T11">-Pouvoir Riposte</text:span></text:p>
      <text:p text:style-name="Text_20_body"><text:span text:style-name="T11">-Ennemi président</text:span></text:p>
      <text:p text:style-name="Text_20_body"><text:span text:style-name="T11">-Animation des ennemis différentes de celle du personnage</text:span></text:p>
      <text:p text:style-name="Text_20_body"><text:span text:style-name="T11">-Animation passage secret</text:span></text:p>
      <text:p text:style-name="Text_20_body"><text:span text:style-name="T11">-Echelles</text:span></text:p>
      <text:p text:style-name="Text_20_body"><text:span text:style-name="T11">-Musique de fond</text:span></text:p>
      <text:h text:style-name="P26" text:outline-level="2"/>
      <text:h text:style-name="P29" text:outline-level="2">=Core Gameplay=</text:h>
      <text:h text:style-name="P32" text:outline-level="3">Intentions :</text:h>
      <text:list xml:id="list4145334416727282236" text:style-name="L1">
        <text:list-item>
          <text:p text:style-name="P22">Jeu d'arcade</text:p>
        </text:list-item>
        <text:list-item>
          <text:p text:style-name="P22">2D side-view</text:p>
        </text:list-item>
        <text:list-item>
          <text:p text:style-name="P22">Scoring frénétique</text:p>
        </text:list-item>
        <text:list-item>
          <text:p text:style-name="P22">Approche tactique / discrète des conflits</text:p>
        </text:list-item>
        <text:list-item>
          <text:p text:style-name="P22">Personnage et ennemis dangereux et fragiles</text:p>
        </text:list-item>
      </text:list>
      <text:h text:style-name="P32" text:outline-level="3">Mécaniques :</text:h>
      <text:list xml:id="list255439110658072754" text:style-name="L2">
        <text:list-item>
          <text:p text:style-name="P23">Le joueur incarne un ninja devant assassiner un maximum de yakuzas dans un temple japonais. </text:p>
        </text:list-item>
        <text:list-item>
          <text:p text:style-name="P23">Il doit atteindre ses victimes dans leur dos pour pouvoir les assassiner et marquer des points.</text:p>
        </text:list-item>
        <text:list-item>
          <text:p text:style-name="P23">Assassiner plusieurs victimes dans une courte période de temps multplie le score généré.</text:p>
        </text:list-item>
        <text:list-item>
          <text:p text:style-name="P23">Les cibles meurent d'un coup, mais ont également moyen de liquider très vite le ninja.</text:p>
        </text:list-item>
        <text:list-item>
          <text:p text:style-name="P23">Celui-ci doit pour survivre tirer avantage du décor pour approcher ses victimes sans être repéré.</text:p>
        </text:list-item>
        <text:list-item>
          <text:p text:style-name="P23">Les ennemis n'attaqueront le ninja que s'ils le voient et que ce dernier n'est pas en train de se cacher.</text:p>
        </text:list-item>
        <text:list-item>
          <text:p text:style-name="P23">Les déplacements du ninja sont très rapides et tirent avantage de la verticalité du niveau.</text:p>
        </text:list-item>
        <text:list-item>
          <text:p text:style-name="P23">Des reliques à ramasser pour un bonus de score apparaîtront à points fixes dans le niveau.</text:p>
        </text:list-item>
        <text:list-item>
          <text:p text:style-name="P23">Le ninja dispose également de pouvoirs, choisis au début de la partie, pour l'aider.</text:p>
        </text:list-item>
        <text:list-item>
          <text:p text:style-name="P23">Les ennemis continueront à apparaître, de plus en plus nombreux, jusqu'à ce que le ninja soit tué.</text:p>
        </text:list-item>
        <text:list-item>
          <text:p text:style-name="P23">La caméra reste toujours de la même taille et est en permanence centrée sur le joueur</text:p>
        </text:list-item>
      </text:list>
      <text:p text:style-name="Text_20_body"/>
      <text:p text:style-name="Text_20_body"/>
      <text:h text:style-name="P27" text:outline-level="2"/>
      <text:h text:style-name="P30" text:outline-level="2">=Level Design=</text:h>
      <text:p text:style-name="P6">Directives :</text:p>
      <text:p text:style-name="P10">Circulation</text:p>
      <text:p text:style-name="P11">Le joueur traverse la map horizontalement en 12* secondes.<text:line-break/>La circulation verticale doit être fluide (minimum une option de déplacement verticale toute les quatre secondes et minimum deux accès verticaux entre chaque plate-forme).<text:line-break/>La map se veut le plus asymétrique possible de sorte à ne pas créer de déjà vu dans la disposition des situations.<text:line-break/>La map est séparée en zone intérieure / extérieure de sorte à varier les circulations / situations.<text:line-break/>Le ninja doit pouvoir avoir la possibilité de rallier deux points en hauteur distants de plus d'un écran sans avoir à passer par le niveau.</text:p>
      <text:p text:style-name="P11"/>
      <text:p text:style-name="P10">Zones</text:p>
      <text:p text:style-name="P11">Le level design doit tendre à créer des zones d'intentions différentes :<text:line-break/>-Les zones tranquilles entourent les quatre spawn du joueur. Il n'y a pas de source de lumière dure, peu de spawn ennemis et beaucoup d'accès.<text:line-break/>-Les zones dangeureuses se situent au coeur des bâtiments. Elles entourent deux des quatre spawn des reliques et les trois spawn du président. Il y a au moins une source de lumière dure, de nombreux spawn ennemis alentours et peu d'issues.<text:line-break/>-Les zones médiantes constituent l'essentiel du niveau. Elles sont à mis chemin des deux zones précédents (quelques sources de lumière, une densité de spawn ennemis modérée, un nombre d'accès/issues équilibré).<text:line-break/>-Les zones inaccessibles sont difficilement atteignables. Elles contiennent peu d'ennemis et peu d'accès, sont au nombre de deux et se situent très en hauteur. <text:s/>Elles entourent deux des quatre spawn de reliques. Une fois atteintes, il doit être possible de sortir de retomber à plusieurs endroits différents depuis ces zones.</text:p>
      <text:p text:style-name="P10"/>
      <text:p text:style-name="P6">Elements de gameplay :</text:p>
      <text:p text:style-name="P10">Spawn</text:p>
      <text:p text:style-name="P11">Les ennemis, le président, le ninja et les reliques apparaissent chacun à des spawn qui leurs sont propres.<text:line-break/>Repartir les spawn d'ennemis de sorte à ce que le ninja en ait toujours entre un et deux en vue.<text:line-break/>Le président dispose de trois* spawn spéciaux disposés en zone "dangereuse".<text:line-break/>Le ninja dispose de quatre* spawn spéciaux disposés vers les bordures de la map en zone "tranquille".<text:line-break/>Les reliques disposent de quatre* spawn spéciaux disposés en zone "dangereuse" ou "inaccessible"</text:p>
      <text:p text:style-name="P10">Lumière</text:p>
      <text:p text:style-name="P11">La map est découpée en zones éclairées selon une des trois conditions possibles :<text:line-break/>-Sombre, éclairage par défaut de l'ensemble du niveau<text:line-break/>-Illuminée, éclairage des zones soumises à une lumière vive (telle que celle d'une lampe à proximité)<text:line-break/>-Obfusquée, éclairage des zones de camouflage ou le ninja peut se dissimuler</text:p>
      <text:p text:style-name="P11"/>
      <text:p text:style-name="P10">Déplacement</text:p>
      <text:p text:style-name="P12"><text:soft-page-break/><text:span text:style-name="T8">Le déplacement vertical est possible grâce à des escaliers (intraversables), des murs conditionnels et </text:span><text:span text:style-name="T8">des plateformes accessibles par un double saut ou un wall jump.<text:line-break/>La map contient des passages secrets (style conduit d'aération) qui téléporte instantanément le ninja vers un point correspondant défini pour chaque passage. Les points de passage communiquent ainsi par paire d'eux (reprendre le passage depuis sa sortie ramène à son entrée).</text:span></text:p>
      <text:p text:style-name="P11"/>
      <text:p text:style-name="P10">Scoring</text:p>
      <text:p text:style-name="P11">Des reliques (vase ming, sabre antique, parchemin chelou) apparaissent à intervalles irréguliers à des points de spawn disposés en zone "dangereuse". Elles spawn aléatoirement selon un délai commun : toutes les 25*-40* secondes, une relique apparaît à un point de spawn dont le joueur est averti et y reste pendant 20* secondes. Si le joueur arrive à portée I d'une relique, elle est automatiquement collectée et rapporte 1000 points.</text:p>
      <text:p text:style-name="P11">Toutes les valeurs de score sont affectées d'un coefficient dépendant du combo réalisé par le joueur. Chaque ennemi tué augmente la valeur de combo de 1, chaque relique collectée l'augmente de 3, et chaque augmentation de la sorte refresh la durée du combo. Le combo expire au bout de cinq secondes sans augmentation, ce qui reset sa valeur à zéro.<text:line-break/>Les valeurs de score sont augmentées de 125*[valeur_de_combo]% </text:p>
      <text:p text:style-name="P11"/>
      <text:h text:style-name="P28" text:outline-level="2"/>
      <text:h text:style-name="P31" text:outline-level="2">=Personnage joueur=</text:h>
      <text:p text:style-name="P5">Gameplay :</text:p>
      <text:p text:style-name="P3">Vie</text:p>
      <text:p text:style-name="P8">Le ninja perd une vie lorsqu'il se fait toucher par un katana ou un traqueur, ou si il se fait toucher par un homme de main en ayant déjà été touché pendant la vie actuelle.<text:line-break/>Quand il perd une vie, le ninja respawn à un des quatre spawn (choisi au hasard). Le ninja dispose de deux vies (il spawn une fois, respawn une fois, et conclut la partie en se faisant toucher une deuxième fois).</text:p>
      <text:p text:style-name="P3"/>
      <text:p text:style-name="P3">Mouvement </text:p>
      <text:p text:style-name="Text_20_body">Le joueur se déplace au sol en courant à une vitesse de 100%*, ne glisse pas au sol,<text:span text:style-name="T9"> </text:span><text:span text:style-name="T7">accélère progressivement sur ses premières frames de course<text:line-break/></text:span>Il bénéficie d'un air control d'une vitesse de 50%*<text:line-break/>Il peut monter et descendre les échelles à une vitesse de 50%*<text:line-break/>Il peut sauter à une hauteur de 20*, et double sauter une fois en l'air à une hauteur de 10.</text:p>
      <text:p text:style-name="Text_20_body">En touchant un mur alors qu'il chute, le ninja s'accroche à celui-ci automatiquement et demeure immobile jusqu'à ce qu'il décide de se déplacer (par flèches directionnelles ou barre espace)</text:p>
      <text:p text:style-name="Text_20_body">Le joueur ne peut de base pas traverser les plateformes, à moins que celle-ci ne soit "fines" (auquel cas il peut sauter au travers et tomber au travers s'il le souhaite).</text:p>
      <text:p text:style-name="Text_20_body"/>
      <text:p text:style-name="P3">Actions </text:p>
      <text:p text:style-name="P9">Le joueur peut de base assassiner les ennemis au corps-à-corps, se dissimuler dans les zones de camouflage et emprunter les passage secrets. Il a également accès à deux jutsus choisis sur une liste de 6 au début de chaque partie. Chaque jutsu est utilisable à volonté dans la limite d'un cooldown qui lui est propre.</text:p>
      <text:p text:style-name="P9">Tous les cooldowns des actions se déclenchent à la fin des effets de celles-ci.</text:p>
      <text:p text:style-name="P4"/>
      <text:p text:style-name="P4">Contrôles :</text:p>
      <text:p text:style-name="P7">Déplacements </text:p>
      <text:p text:style-name="Text_20_body">Flèches directionnelles gauche &amp; droite : course au sol (droite / gauche) ou air control (droite / gauche) ou se décrocher d'un mur (dans la direction opposée)</text:p>
      <text:p text:style-name="Text_20_body">Flèche directionnelle haut : monter une échelle</text:p>
      <text:p text:style-name="Text_20_body">Flèche directionnelle bas : descendre une échelle ou passer au travers d'une plateforme fine</text:p>
      <text:p text:style-name="Text_20_body">Barre espace : sauter (au sol) ou double saut (en l'air ou accroché à un mur)</text:p>
      <text:p text:style-name="Text_20_body"/>
      <text:p text:style-name="P3">Actions </text:p>
      <text:p text:style-name="Text_20_body">Touche A – Assassinat : tue en 0,5* sec une cible de dos à portée I (pas de cooldown*)</text:p>
      <text:p text:style-name="Text_20_body">Touche Z – Jutsu 1 (sélectionnable dans la liste au début de la run) </text:p>
      <text:p text:style-name="Text_20_body">Touche E – Jutsu 2 (sélectionnable dans la liste au début de la run)</text:p>
      <text:p text:style-name="Text_20_body">Touche S – Camouflage : Dissimule en 0,1sec* le ninja si une zone de camouflage est à portée et <text:soft-page-break/>qu'il n'est pas détecté (pas de cooldown*)</text:p>
      <text:p text:style-name="Text_20_body">Touche R – Passage secret : fait disparaître le personnage si un passage est à portée I pour le faire réapparaître à la localisation exacte du passage correspondant une seconde plus tard</text:p>
      <text:p text:style-name="Text_20_body"/>
      <text:p text:style-name="P3">Liste des Jutsus </text:p>
      <text:p text:style-name="P8">Arrêt du temps – Violet : fige le temps pendant 5sec*, durant lesquelles les ennemis ne bougent, agissent, détectent et spawnent pas. Le joueur peut se déplacer et agir librement. Les actions avec effet sur adversaire (assassinat, leurre...) prennent effet à la fin du chrono (20sec* cooldown)</text:p>
      <text:p text:style-name="P8">Invisibilité – Bleu : camoufle instantanément le ninja, qui sort des champs de visions des ennemis le poursuivant et ne peut être détecté pendant la durée de l'invisibilité. L'effet prend fin au bout de 3sec* ou lorsque le joueur effectue une autre action (10sec* de cooldown)</text:p>
      <text:p text:style-name="P8">Leurre – Vert : lance à portée III une bombe fumigène (vitesse 200%) qui attire l'attention de tous les ennemis à portée III de son point d'impact. Les ennemis qui ne sont pas déjà en train de poursuivre le héros se déplacent au plus près du point d'impact à vitesse de chasse avant de reprendre leur pattern habituel depuis leur nouvelle position (10sec* cooldown)</text:p>
      <text:p text:style-name="P8">Dash – Jaune : téléporte immédiatement le ninja à portée II dans la direction où il fait fasse, sans collision avec les plateformes, ennemis et projectiles (3sec* cooldown)</text:p>
      <text:p text:style-name="P8">Riposte – Orange : <text:s/>rend le ninja invulnérable pendant 0,5sec*, durant laquelle toute attaque le touchant est à la place renvoyer vers sa source ; l'attaquant est tué et rapporte le double de son score (5sec* cooldown)</text:p>
      <text:p text:style-name="P8">Shuriken – Rouge : lance un shuriken (vitesse 400%*) à portée III* dans la direction où le ninja fait face, s'arrêtant sur le premier ennemi touché et tuant celui-ci s'il est de dos (5sec* cooldown)</text:p>
      <text:p text:style-name="P8"/>
      <text:p text:style-name="P8"/>
      <text:p text:style-name="P18"/>
      <text:p text:style-name="P20">= Personnages antagonistes =</text:p>
      <text:p text:style-name="P5">Gameplay :</text:p>
      <text:p text:style-name="P3">Pop / Dépop </text:p>
      <text:p text:style-name="P8">Les ennemis spawn à un point de la map choisi aléatoirement parmi une liste prédéfinie.<text:line-break/>La vitesse de spawn est proportionnelle au temps écoulé (5sec* entre chaque spawn 0:00, puis linéairement jusqu'à 2sec* entre chaque spawn à 3:00).<text:line-break/>Le point de spawn est choisi entre une et deux fois portée III à partir du ninja.<text:line-break/>Les différents types d'ennemis spawn en proportions qui sont fonction du temps écoulé, comme il suit :<text:line-break/><text:span text:style-name="T9">Toutes les valeurs doivent être modifiables</text:span></text:p>
      <table:table table:name="Table2" table:style-name="Table2">
        <table:table-column table:style-name="Table2.A" table:number-columns-repeated="3"/>
        <table:table-column table:style-name="Table2.D"/>
        <table:table-row>
          <table:table-cell table:style-name="Table2.A1" office:value-type="string">
            <text:p text:style-name="Table_20_Contents">Temps écoulé</text:p>
          </table:table-cell>
          <table:table-cell table:style-name="Table2.A1" office:value-type="string">
            <text:p text:style-name="Table_20_Contents">Homme de main</text:p>
          </table:table-cell>
          <table:table-cell table:style-name="Table2.A1" office:value-type="string">
            <text:p text:style-name="Table_20_Contents">Katana</text:p>
          </table:table-cell>
          <table:table-cell table:style-name="Table2.D1" office:value-type="string">
            <text:p text:style-name="Table_20_Contents">Traqueur</text:p>
          </table:table-cell>
        </table:table-row>
        <table:table-row>
          <table:table-cell table:style-name="Table2.A2" office:value-type="string">
            <text:p text:style-name="Table_20_Contents">00sec</text:p>
          </table:table-cell>
          <table:table-cell table:style-name="Table2.B2" office:value-type="percentage" office:value="1">
            <text:p text:style-name="Table_20_Contents">100,00%</text:p>
          </table:table-cell>
          <table:table-cell table:style-name="Table2.B2" office:value-type="percentage" office:value="0">
            <text:p text:style-name="Table_20_Contents">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30sec</text:p>
          </table:table-cell>
          <table:table-cell table:style-name="Table2.B2" office:value-type="percentage" office:value="0.9">
            <text:p text:style-name="Table_20_Contents">90,00%</text:p>
          </table:table-cell>
          <table:table-cell table:style-name="Table2.B2" office:value-type="percentage" office:value="0.1">
            <text:p text:style-name="Table_20_Contents">1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60sec</text:p>
          </table:table-cell>
          <table:table-cell table:style-name="Table2.B2" office:value-type="percentage" office:value="0.8">
            <text:p text:style-name="Table_20_Contents">80,00%</text:p>
          </table:table-cell>
          <table:table-cell table:style-name="Table2.B2" office:value-type="percentage" office:value="0.2">
            <text:p text:style-name="Table_20_Contents">2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90sec</text:p>
          </table:table-cell>
          <table:table-cell table:style-name="Table2.B2" office:value-type="percentage" office:value="0.7">
            <text:p text:style-name="Table_20_Contents">70,00%</text:p>
          </table:table-cell>
          <table:table-cell table:style-name="Table2.B2" office:value-type="percentage" office:value="0.3">
            <text:p text:style-name="Table_20_Contents">3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120sec</text:p>
          </table:table-cell>
          <table:table-cell table:style-name="Table2.B2" office:value-type="percentage" office:value="0.6">
            <text:p text:style-name="Table_20_Contents">60,00%</text:p>
          </table:table-cell>
          <table:table-cell table:style-name="Table2.B2" office:value-type="percentage" office:value="0.3">
            <text:p text:style-name="Table_20_Contents">30,00%</text:p>
          </table:table-cell>
          <table:table-cell table:style-name="Table2.D2" office:value-type="percentage" office:value="0.1">
            <text:p text:style-name="Table_20_Contents">10,00%</text:p>
          </table:table-cell>
        </table:table-row>
        <table:table-row>
          <table:table-cell table:style-name="Table2.A2" office:value-type="string">
            <text:p text:style-name="Table_20_Contents">150sec</text:p>
          </table:table-cell>
          <table:table-cell table:style-name="Table2.B2" office:value-type="percentage" office:value="0.45">
            <text:p text:style-name="Table_20_Contents">45,00%</text:p>
          </table:table-cell>
          <table:table-cell table:style-name="Table2.B2" office:value-type="percentage" office:value="0.35">
            <text:p text:style-name="Table_20_Contents">35,00%</text:p>
          </table:table-cell>
          <table:table-cell table:style-name="Table2.D2" office:value-type="percentage" office:value="0.2">
            <text:p text:style-name="Table_20_Contents">20,00%</text:p>
          </table:table-cell>
        </table:table-row>
        <table:table-row>
          <table:table-cell table:style-name="Table2.A2" office:value-type="string">
            <text:p text:style-name="Table_20_Contents">180sec</text:p>
          </table:table-cell>
          <table:table-cell table:style-name="Table2.B2" office:value-type="percentage" office:value="0.3">
            <text:p text:style-name="Table_20_Contents">30,00%</text:p>
          </table:table-cell>
          <table:table-cell table:style-name="Table2.B2" office:value-type="percentage" office:value="0.4">
            <text:p text:style-name="Table_20_Contents">40,00%</text:p>
          </table:table-cell>
          <table:table-cell table:style-name="Table2.D2" office:value-type="percentage" office:value="0.3">
            <text:p text:style-name="Table_20_Contents">30,00%</text:p>
          </table:table-cell>
        </table:table-row>
      </table:table>
      <text:p text:style-name="P8"><text:line-break/>La limite au nombre d'adversaires simultanés sur la map et de 10 à 0:00 et progresse linéairement jusqu'à 50 à 3:00.</text:p>
      <text:p text:style-name="P8">Le Président suit un régime spécial : il apparaît à partir de 60sec*, ne compte pas contre la limite d'ennemis simultanés, ne peut exister en plus d'un exemplaire sur la map, et respawn au bout de 30 secondes. Il dispose de ses propres points de spawn sur la map, qui sont généralement des points protégés.</text:p>
      <text:p text:style-name="P8"><text:tab/></text:p>
      <text:p text:style-name="P3">Pattern / Détection</text:p>
      <text:p text:style-name="P8">Une fois pop, les ennemis vont suivre indéfiniment un pattern (selon leur type), jusqu'à le ninja ou le leurre-jutsu entre dans leur champ de détection.</text:p>
      <text:p text:style-name="P8">Le leurre attire immédiatement l'attention des ennemis. Le ninja va quant à lui être progressivement détecté : en entrant dans le champ de vision d'un ennemi, ce dernier se fige et charge une jauge de détection tant que le ninja est en vue. Si le ninja sort du champ de vision, la jauge décroît à la même vitesse. Si la jauge atteint zéro, l'ennemi reprend son pattern habituel.</text:p>
      <text:p text:style-name="P8">Quand la jauge est pleine, l'ennemi passe en mode alerte et pourchasse le joueur. La jauge se remplit de plus en plus vite au cours de la partie, et se charge instantanément si le ninja est aperçu dans une zone de pleine lumière. Les valeurs de charge stipulées dans le tableau ci-dessous sont progressivement réduite jusqu'à atteindre 50% de leur valeur initiale à partir de 3:00.</text:p>
      <text:p text:style-name="P8">Si le ninja reste inaperçu pendant un certain temps (dépendant du type), les ennemis le pourchassant reprennent leur pattern habituel à partir de leur nouvelle position.</text:p>
      <text:p text:style-name="P8"/>
      <text:p text:style-name="P3">Chasse / Attaque</text:p>
      <text:p text:style-name="P8">Les ennemis ayant rempli leur jauge de détection se mettent à pourchasser le ninja dans le but de le <text:soft-page-break/>tuer. Ils se dirigent à vitesse de chasse vers la dernière position connue du personnage, et sont capables de sauter sur les plateformes, tomber en contrebas et traverser les murs conditionnels pour le retrouver. Dès que le ninja est à portée d'attaque, les ennemis marquent un court délai avant d'exécuter leur attaque, marquent un nouveau délai, puis reprennent la chasse. </text:p>
      <text:p text:style-name="P3"/>
      <text:p text:style-name="P5">Types d'ennemis :</text:p>
      <text:p text:style-name="P3">Valeurs</text:p>
      <text:p text:style-name="P13">Toutes les valeurs doivent être modifiabl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Nom</text:p>
          </table:table-cell>
          <table:table-cell table:style-name="Table1.A1" office:value-type="string">
            <text:p text:style-name="Table_20_Contents">Homme de main</text:p>
          </table:table-cell>
          <table:table-cell table:style-name="Table1.A1" office:value-type="string">
            <text:p text:style-name="Table_20_Contents">Katana</text:p>
          </table:table-cell>
          <table:table-cell table:style-name="Table1.A1" office:value-type="string">
            <text:p text:style-name="Table_20_Contents">Traqueur</text:p>
          </table:table-cell>
          <table:table-cell table:style-name="Table1.E1" office:value-type="string">
            <text:p text:style-name="Table_20_Contents">Président</text:p>
          </table:table-cell>
        </table:table-row>
        <table:table-row>
          <table:table-cell table:style-name="Table1.A2" office:value-type="string">
            <text:p text:style-name="Table_20_Contents">Vitesse Patrouille</text:p>
          </table:table-cell>
          <table:table-cell table:style-name="Table1.B2" office:value-type="percentage" office:value="0.33">
            <text:p text:style-name="Table_20_Contents">33,00%</text:p>
          </table:table-cell>
          <table:table-cell table:style-name="Table1.B2" office:value-type="percentage" office:value="0.66">
            <text:p text:style-name="Table_20_Contents">66,00%</text:p>
          </table:table-cell>
          <table:table-cell table:style-name="Table1.B2" office:value-type="percentage" office:value="0.25">
            <text:p text:style-name="Table_20_Contents">25,00%</text:p>
          </table:table-cell>
          <table:table-cell table:style-name="Table1.E2" office:value-type="percentage" office:value="0.5">
            <text:p text:style-name="Table_20_Contents">50,00%</text:p>
          </table:table-cell>
        </table:table-row>
        <table:table-row>
          <table:table-cell table:style-name="Table1.A2" office:value-type="string">
            <text:p text:style-name="Table_20_Contents">Vitesse Chasse</text:p>
          </table:table-cell>
          <table:table-cell table:style-name="Table1.B2" office:value-type="percentage" office:value="0.66">
            <text:p text:style-name="Table_20_Contents">66,00%</text:p>
          </table:table-cell>
          <table:table-cell table:style-name="Table1.B2" office:value-type="percentage" office:value="1.25">
            <text:p text:style-name="Table_20_Contents">125,00%</text:p>
          </table:table-cell>
          <table:table-cell table:style-name="Table1.B2" office:value-type="percentage" office:value="1">
            <text:p text:style-name="Table_20_Contents">100,00%</text:p>
          </table:table-cell>
          <table:table-cell table:style-name="Table1.E2" office:value-type="percentage" office:value="1.5">
            <text:p text:style-name="Table_20_Contents">150,00%</text:p>
          </table:table-cell>
        </table:table-row>
        <table:table-row>
          <table:table-cell table:style-name="Table1.A2" office:value-type="string">
            <text:p text:style-name="Table_20_Contents">Durée Chasse</text:p>
          </table:table-cell>
          <table:table-cell table:style-name="Table1.A2" office:value-type="string">
            <text:p text:style-name="Table_20_Contents">3sec</text:p>
          </table:table-cell>
          <table:table-cell table:style-name="Table1.A2" office:value-type="string">
            <text:p text:style-name="Table_20_Contents">5sec</text:p>
          </table:table-cell>
          <table:table-cell table:style-name="Table1.A2" office:value-type="string">
            <text:p text:style-name="Table_20_Contents">7sec</text:p>
          </table:table-cell>
          <table:table-cell table:style-name="Table1.E4" office:value-type="string">
            <text:p text:style-name="Table_20_Contents">3sec</text:p>
          </table:table-cell>
        </table:table-row>
        <table:table-row>
          <table:table-cell table:style-name="Table1.A2" office:value-type="string">
            <text:p text:style-name="Table_20_Contents">Portée Détection</text:p>
          </table:table-cell>
          <table:table-cell table:style-name="Table1.A2" office:value-type="string">
            <text:p text:style-name="Table_20_Contents">1/2*III</text:p>
          </table:table-cell>
          <table:table-cell table:style-name="Table1.A2" office:value-type="string">
            <text:p text:style-name="Table_20_Contents">1/2*III</text:p>
          </table:table-cell>
          <table:table-cell table:style-name="Table1.A2" office:value-type="string">
            <text:p text:style-name="Table_20_Contents">III</text:p>
          </table:table-cell>
          <table:table-cell table:style-name="Table1.E4" office:value-type="string">
            <text:p text:style-name="Table_20_Contents">III</text:p>
          </table:table-cell>
        </table:table-row>
        <table:table-row>
          <table:table-cell table:style-name="Table1.A2" office:value-type="string">
            <text:p text:style-name="Table_20_Contents">Vitesse Détection</text:p>
          </table:table-cell>
          <table:table-cell table:style-name="Table1.A2" office:value-type="string">
            <text:p text:style-name="Table_20_Contents">1,5sec</text:p>
          </table:table-cell>
          <table:table-cell table:style-name="Table1.A2" office:value-type="string">
            <text:p text:style-name="Table_20_Contents">1sec</text:p>
          </table:table-cell>
          <table:table-cell table:style-name="Table1.A2" office:value-type="string">
            <text:p text:style-name="Table_20_Contents">0,7sec</text:p>
          </table:table-cell>
          <table:table-cell table:style-name="Table1.E4" office:value-type="string">
            <text:p text:style-name="Table_20_Contents">0,5sec</text:p>
          </table:table-cell>
        </table:table-row>
        <table:table-row>
          <table:table-cell table:style-name="Table1.A2" office:value-type="string">
            <text:p text:style-name="Table_20_Contents">Délai pré-Attaque</text:p>
          </table:table-cell>
          <table:table-cell table:style-name="Table1.A2" office:value-type="string">
            <text:p text:style-name="Table_20_Contents">0,5sec</text:p>
          </table:table-cell>
          <table:table-cell table:style-name="Table1.A2" office:value-type="string">
            <text:p text:style-name="Table_20_Contents">0,1sec</text:p>
          </table:table-cell>
          <table:table-cell table:style-name="Table1.A2" office:value-type="string">
            <text:p text:style-name="Table_20_Contents">0,5sec</text:p>
          </table:table-cell>
          <table:table-cell table:style-name="Table1.E4" office:value-type="string">
            <text:p text:style-name="Table_20_Contents">/</text:p>
          </table:table-cell>
        </table:table-row>
        <table:table-row>
          <table:table-cell table:style-name="Table1.A2" office:value-type="string">
            <text:p text:style-name="Table_20_Contents">Délai post-Attaque</text:p>
          </table:table-cell>
          <table:table-cell table:style-name="Table1.A2" office:value-type="string">
            <text:p text:style-name="Table_20_Contents">0,5sec</text:p>
          </table:table-cell>
          <table:table-cell table:style-name="Table1.A2" office:value-type="string">
            <text:p text:style-name="Table_20_Contents">1sec</text:p>
          </table:table-cell>
          <table:table-cell table:style-name="Table1.A2" office:value-type="string">
            <text:p text:style-name="Table_20_Contents">0,5sec</text:p>
          </table:table-cell>
          <table:table-cell table:style-name="Table1.E4" office:value-type="string">
            <text:p text:style-name="Table_20_Contents">/</text:p>
          </table:table-cell>
        </table:table-row>
        <table:table-row>
          <table:table-cell table:style-name="Table1.A2" office:value-type="string">
            <text:p text:style-name="Table_20_Contents">Dégâts Attaque</text:p>
          </table:table-cell>
          <table:table-cell table:style-name="Table1.A2" office:value-type="string">
            <text:p text:style-name="Table_20_Contents">Moitié</text:p>
          </table:table-cell>
          <table:table-cell table:style-name="Table1.A2" office:value-type="string">
            <text:p text:style-name="Table_20_Contents">Kill</text:p>
          </table:table-cell>
          <table:table-cell table:style-name="Table1.A2" office:value-type="string">
            <text:p text:style-name="Table_20_Contents">Kill</text:p>
          </table:table-cell>
          <table:table-cell table:style-name="Table1.E4" office:value-type="string">
            <text:p text:style-name="Table_20_Contents">/</text:p>
          </table:table-cell>
        </table:table-row>
        <table:table-row>
          <table:table-cell table:style-name="Table1.A2" office:value-type="string">
            <text:p text:style-name="Table_20_Contents">Portée Attaque</text:p>
          </table:table-cell>
          <table:table-cell table:style-name="Table1.A2" office:value-type="string">
            <text:p text:style-name="Table_20_Contents">III (400%)</text:p>
          </table:table-cell>
          <table:table-cell table:style-name="Table1.A2" office:value-type="string">
            <text:p text:style-name="Table_20_Contents">I</text:p>
          </table:table-cell>
          <table:table-cell table:style-name="Table1.A2" office:value-type="string">
            <text:p text:style-name="Table_20_Contents">II</text:p>
          </table:table-cell>
          <table:table-cell table:style-name="Table1.E4" office:value-type="string">
            <text:p text:style-name="Table_20_Contents">/</text:p>
          </table:table-cell>
        </table:table-row>
        <table:table-row>
          <table:table-cell table:style-name="Table1.A2" office:value-type="string">
            <text:p text:style-name="Table_20_Contents">Score</text:p>
          </table:table-cell>
          <table:table-cell table:style-name="Table1.B11" office:value-type="float" office:value="100">
            <text:p text:style-name="Table_20_Contents">100</text:p>
          </table:table-cell>
          <table:table-cell table:style-name="Table1.B11" office:value-type="float" office:value="250">
            <text:p text:style-name="Table_20_Contents">250</text:p>
          </table:table-cell>
          <table:table-cell table:style-name="Table1.B11" office:value-type="float" office:value="500">
            <text:p text:style-name="Table_20_Contents">500</text:p>
          </table:table-cell>
          <table:table-cell table:style-name="Table1.E11" office:value-type="float" office:value="1000">
            <text:p text:style-name="Table_20_Contents">1000</text:p>
          </table:table-cell>
        </table:table-row>
      </table:table>
      <text:p text:style-name="P8"/>
      <text:p text:style-name="P8"><text:span text:style-name="T10">Patterns</text:span> </text:p>
      <text:p text:style-name="P8">Homme de main : va patrouiller le long de la plate-forme sur laquelle il a commencé sa patrouille. Marque une pause de une seconde* une fois arrivé au bord, avant de repartir dans l'autre sens. Il attaque le joueur d'un Uzi, qui doit porter deux coups avant de pouvoir tuer le ninja.</text:p>
      <text:p text:style-name="P8">Katana : va patrouiller dans une direction qui change au bout d'un délai aléatoire compris entre 3* et 7* secondes et choisit s'il tombe / saute ou continue son chemin quand il arrive au niveau d'un mur conditionnel (50%* de chances, pas plus d'une fois toutes les 5secs*). Attaque le joueur au... katana.</text:p>
      <text:p text:style-name="P8">Traqueur : va deviner la position du joueur (en reniflant pendant 0,5sec) toutes les 5* secondes et se diriger vers la dernière position reçue. /!\ Le traqueur peut détecter le joueur même si celui-ci se dissimule dans une zone d'ombre. Attaque à l'aide d'une lance.</text:p>
      <text:p text:style-name="P8">Président : très difficile à attraper, le président n'attaque pas le ninja et vaut beaucoup de points.</text:p>
      <text:p text:style-name="P8"/>
      <text:p text:style-name="P8"/>
      <text:p text:style-name="P19"/>
      <text:p text:style-name="P21">=UI=</text:p>
      <text:p text:style-name="P15">In-Game</text:p>
      <text:p text:style-name="P17">Eléments</text:p>
      <text:p text:style-name="P16">En bas à gauche, le nombre de vie au-dessus des icônes de deux jutsu, grisés de bas en haut proportionnellement au cooldown restant.</text:p>
      <text:p text:style-name="P16">En bas à droite, les vies au-dessus du score.<text:line-break/>A droite légèrement au-dessus du milieu, la valeur de combo (qui change de couleur tandis qu'elle augmente) au-dessus d'une jauge indiquant le temps restant avant expiration du combo.</text:p>
      <text:p text:style-name="P16"/>
      <text:p text:style-name="P17">Feedback</text:p>
      <text:p text:style-name="P16">Apparition d'une touche [S] au-dessus d'une zone de camouflage quand le joueur est à portée de son utilisation.<text:line-break/>Apparition d'une touche [R] au-dessus d'un point de passage quand le joueur est à portée de son utilisation.<text:line-break/>Particle lumineuse sur un ennemi quand le joueur est à portée d'assassinat.<text:line-break/>Particle explosive + sfx à la collecte d'une relique ou l'assassinat d'un président.</text:p>
      <text:p text:style-name="P16">Audio Cue + clignotement de l'icône associée si utilisation du jutsu refusée<text:line-break/>Audio Cue si utilisation de l'assassinat refusée<text:line-break/>Audio Cue si début de détection par un ennemi<text:line-break/>Audio Cue si détection actée par l'ennemi<text:line-break/>Sfx à l'assassinat d'un ennemi, proportionnellement plus aigu en fonction de la valeur de combo</text:p>
      <text:p text:style-name="P16"/>
      <text:p text:style-name="P15">Menu</text:p>
      <text:p text:style-name="P16">Nouvelle partie =&gt; Selection jutsu + couleur de ninja =&gt; In-Game<text:line-break/>Leaderboard =&gt; Tableau des High-Score<text:line-break/>Music on/off<text:line-break/>SFX on/off<text:line-break/>Exit</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8M43S</meta:editing-duration>
    <meta:editing-cycles>13</meta:editing-cycles>
    <meta:generator>OpenOffice/4.1.2$Win32 OpenOffice.org_project/412m3$Build-9782</meta:generator>
    <dc:date>2016-11-11T13:32:12.12</dc:date>
    <dc:creator>Victor Sorba</dc:creator>
    <meta:document-statistic meta:table-count="2" meta:image-count="0" meta:object-count="0" meta:page-count="9" meta:paragraph-count="202" meta:word-count="2558" meta:character-count="15085"/>
    <meta:user-defined meta:name="Info 1"/>
    <meta:user-defined meta:name="Info 2"/>
    <meta:user-defined meta:name="Info 3"/>
    <meta:user-defined meta:name="Info 4"/>
  </office:meta>
</office:document-meta>
</file>